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start" style:justify-single-word="false" fo:padding="0.0291in" fo:border-left="none" fo:border-right="none" fo:border-top="none" fo:border-bottom="0.0008in solid #000000" style:join-border="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reepio/TRminator Developer Guide</text:p>
      <text:p text:style-name="P3"/>
      <text:p text:style-name="P5">Jeff Houle</text:p>
      <text:p text:style-name="P5">UNH-IOL</text:p>
      <text:p text:style-name="P6"/>
      <text:p text:style-name="P4">What's in this document<text:span text:style-name="T3">: information on modifying and extending the functionality of the </text:span>Threepio <text:span text:style-name="T3">project, a Java project that was designed to convert XML files similar to the Broadband Forum Technical Reports into HTML tables, with reference sections.</text:span></text:p>
      <text:p text:style-name="P4"/>
      <text:p text:style-name="P4">Notices:<text:span text:style-name="T3"> </text:span></text:p>
      <text:p text:style-name="P6"><text:tab/>The majority of descriptive information on classes can be found in the javadoc for the project, which should be in the same location as this guide.</text:p>
      <text:p text:style-name="P6"/>
      <text:p text:style-name="P6"><text:tab/>The best way to work on the project is loading up the Netbeans project in Netbeans (found at netbeans.org), as Netbeans was used for the original development.</text:p>
      <text:p text:style-name="P9"/>
      <text:p text:style-name="P6"/>
      <text:p text:style-name="P4">Section A: The trminator Package - User-Level Classes for Broadband Forum document parsing</text:p>
      <text:p text:style-name="P6"/>
      <text:p text:style-name="P2">For information on the USE of TRminator, the user-level GUI for Broadband Forum parsing, refer to the separate Users' Guide document.</text:p>
      <text:p text:style-name="P7"/>
      <text:p text:style-name="P1"><text:span text:style-name="T1"><text:tab/>The trminator package contains classes for the user interfaces known as the TRminator. <text:s/>The graphical user interface currently supports these functions: XML Data Model </text:span><text:span text:style-name="T4">→</text:span><text:span text:style-name="T1"> HTML table in a file, with dependency importing and creation of a reference section; XML segment </text:span><text:span text:style-name="T4">→</text:span><text:span text:style-name="T1"> HTML table in file; two XML Data Models </text:span><text:span text:style-name="T4">→</text:span><text:span text:style-name="T1"> diffed HTML table. <text:s/>The command line interface, defined in trminator.</text:span><text:span text:style-name="T2">TRminatorCLI</text:span><text:span text:style-name="T1"> only supports XML Data Model → HTML table in a file. The trminator</text:span><text:span text:style-name="T2">. TRminatorGUI</text:span><text:span text:style-name="T1"> class defines a graphical user interface that exposes these three functions. <text:s/>It relies heavily on engine.</text:span><text:span text:style-name="T2">Threepio</text:span><text:span text:style-name="T1">, as should most any user interface. <text:s/>trminator.</text:span><text:span text:style-name="T2">ListChooserPanel</text:span><text:span text:style-name="T1"> and trminator.</text:span><text:span text:style-name="T2">IHMEditPanel</text:span><text:span text:style-name="T1"> are useful GUI components that allow users to choose from a list, and modify </text:span><text:span text:style-name="T2">IndexedHashMap</text:span><text:span text:style-name="T1">s (part of the tabler.container package).</text:span></text:p>
      <text:p text:style-name="P7"/>
      <text:p text:style-name="P8">Section B: Common Collections and Interfaces</text:p>
      <text:p text:style-name="P7"/>
      <text:p text:style-name="P1"><text:span text:style-name="T1"><text:tab/>The threepio.container.</text:span><text:span text:style-name="T2">Versioned </text:span><text:span text:style-name="T1">interface is a simple interface that requires any implementer to store a version string that is get-able and set-able. <text:s/>This is useful when a constructed object is intended to be based on another object. <text:s/></text:span></text:p>
      <text:p text:style-name="P7"><text:tab/></text:p>
      <text:p text:style-name="P1"><text:span text:style-name="T1"><text:tab/>The threepio.container.</text:span><text:span text:style-name="T2">Doublet</text:span><text:span text:style-name="T1"> class exists so that there is a simple implementation of an Entry like that which is found on a HashMap. <text:s/>In the Threepio project it is commonly used to pack two things together, for listing or other purposes. <text:s/></text:span></text:p>
      <text:p text:style-name="P7"><text:tab/></text:p>
      <text:p text:style-name="P1"><text:span text:style-name="T1"><text:tab/>The threepio.tabler.</text:span><text:span text:style-name="T2">IndexedHashMap</text:span><text:span text:style-name="T1"> class is widely used in Threepio. <text:s/>It a combination of a HashMap and an ArrayList of all Entries on the HashMap. <text:s/>It does not have all methods of either type, but it does have the common methods of both. This provides an ArrayList that can be accessed via index OR key.</text:span></text:p>
      <text:p text:style-name="P7"><text:tab/></text:p>
      <text:p text:style-name="P7"/>
      <text:p text:style-name="P8">Section C: Collections defined by content. and as contents.</text:p>
      <text:p text:style-name="P7"><text:soft-page-break/></text:p>
      <text:p text:style-name="P1"><text:span text:style-name="T1"><text:tab/>The threepio.tabler.container.</text:span><text:span text:style-name="T2">Table</text:span><text:span text:style-name="T1"> class is a versioned threepio.tabler.</text:span><text:span text:style-name="T2">IndexedHashMap, </text:span><text:span text:style-name="T1">with </text:span><text:span text:style-name="T1">keys of java Strings and values of threepio.tabler.container.</text:span><text:span text:style-name="T2">Row</text:span><text:span text:style-name="T1">. <text:s/>threepio.tabler.container.</text:span><text:span text:style-name="T2">Row</text:span><text:span text:style-name="T1"> is an ArrayList, with a merging feature added, that contains only instances of threepio.tabler.container.</text:span><text:span text:style-name="T2">StringCell</text:span><text:span text:style-name="T1">. <text:s/>threepio.tabler.container.</text:span><text:span text:style-name="T2">StringCell</text:span><text:span text:style-name="T1"> extends threepio.tabler.container.</text:span><text:span text:style-name="T2">Cell</text:span><text:span text:style-name="T1">, an Object wrapper with flags for changes and statuses. <text:s/></text:span><text:span text:style-name="T2">StringCells</text:span><text:span text:style-name="T1"> can only wrap </text:span><text:span text:style-name="T2">Strings</text:span><text:span text:style-name="T1">, but have more functionality due to the fact that the content type is known (contains, appending strings to the data in the cell...).</text:span></text:p>
      <text:p text:style-name="P7"/>
      <text:p text:style-name="P8">Section D: The engine package - Main parsing and how to extend parsing ability</text:p>
      <text:p text:style-name="P7"/>
      <text:p text:style-name="P1"><text:span text:style-name="T1"><text:tab/>The threepio.engine.</text:span><text:span text:style-name="T2">Threepio</text:span><text:span text:style-name="T1"> class is a top-level driver that uses many other classes to complete user-driven processes (see Section A). <text:s/>Essentially, threepio.engine.</text:span><text:span text:style-name="T2">Threepio</text:span><text:span text:style-name="T1"> has three main functions, as seen in the GUI described in Section A, all returning instances of java Files. XML Data Model </text:span><text:span text:style-name="T4">→</text:span><text:span text:style-name="T1"> HTML table in a file is done by </text:span><text:span text:style-name="T3">docToTable, </text:span><text:span text:style-name="T1">XML segment </text:span><text:span text:style-name="T4">→</text:span><text:span text:style-name="T1"> HTML table in file is done by </text:span><text:span text:style-name="T3">xmlToPrintedTable</text:span><text:span text:style-name="T1">, and <text:s/>two XML Data Models </text:span><text:span text:style-name="T4">→</text:span><text:span text:style-name="T1"> diffed HTML table is done by </text:span><text:span text:style-name="T3">diffTwoTables</text:span><text:span text:style-name="T1">.</text:span></text:p>
      <text:p text:style-name="P7"/>
      <text:p text:style-name="P1"><text:span text:style-name="T1"><text:tab/></text:span><text:span text:style-name="T2">Threepio</text:span><text:span text:style-name="T1"> uses the threepio.documenter.</text:span><text:span text:style-name="T2">XDocumenter</text:span><text:span text:style-name="T1"> to convert an XML file to a threepio.documenter.</text:span><text:span text:style-name="T2">XDoc</text:span><text:span text:style-name="T1"> structure. <text:s/>The </text:span><text:span text:style-name="T2">Xdoc </text:span><text:span text:style-name="T1">structure <text:s/>is an ArrayList that only accepts threepio.documenter.</text:span><text:span text:style-name="T2">XTag</text:span><text:span text:style-name="T1"> objects and java Strings. <text:s/>This prevents the programmer from having to do any file-level work on the document. <text:s/>An abstract class, threepio.documenter.</text:span><text:span text:style-name="T2">Doc</text:span><text:span text:style-name="T1">, exists in order to outline some features for objects that represent XML/HTML documents (and </text:span><text:span text:style-name="T2">XDoc </text:span><text:span text:style-name="T1">is an extension of </text:span><text:span text:style-name="T2">Doc</text:span><text:span text:style-name="T1">).</text:span></text:p>
      <text:p text:style-name="P7"/>
      <text:p text:style-name="P1"><text:span text:style-name="T1"><text:tab/></text:span><text:span text:style-name="T2">Threepio </text:span><text:span text:style-name="T1">uses the threepio.tabler.</text:span><text:span text:style-name="T2">XDocTabler</text:span><text:span text:style-name="T1"> to convert a threepio.documenter.</text:span><text:span text:style-name="T2">XDoc</text:span><text:span text:style-name="T1">s to threepio.tabler.container.</text:span><text:span text:style-name="T2">XTable</text:span><text:span text:style-name="T1"> objects. </text:span><text:span text:style-name="T2">XTable</text:span><text:span text:style-name="T1"> is an extension of threepio.tabler.container.</text:span><text:span text:style-name="T2">Table</text:span><text:span text:style-name="T1">, which is an </text:span><text:span text:style-name="T2">IndexedHashMap</text:span><text:span text:style-name="T1">. </text:span><text:span text:style-name="T2">Table</text:span><text:span text:style-name="T1">s and </text:span><text:span text:style-name="T2">Xtable</text:span><text:span text:style-name="T1">s have a few methods for getting pertinent information out of them.</text:span></text:p>
      <text:p text:style-name="P7"/>
      <text:p text:style-name="P8">Section D2: TagHandlers</text:p>
      <text:p text:style-name="P7"/>
      <text:p text:style-name="P8"><text:span text:style-name="T3">The </text:span>XDocTabler<text:span text:style-name="T3"> relies on TagHandler objects to </text:span></text:p>
      <text:p text:style-name="P7"><text:tab/></text:p>
      <text:p text:style-name="P7"/>
      <text:p text:style-name="P8">Section D3:<text:span text:style-name="T3"> </text:span>Components</text:p>
      <text:p text:style-name="P7"/>
      <text:p text:style-name="P8"><text:span text:style-name="T3"><text:tab/>In order for BBF docs like TR-143 to be put into the table, there needs to be extra processing, because models are defined at the bottom of the document, and their contents are defined at the top. <text:s/>In order to make a full table for one of these documents, the table that is one version earlier than the one defined in the document must be used. The contents of the components are processed and a table is made of only the components' contents, with keys of the row's full addresses (IGD.ManagementServer...) and the rows of this table are </text:span>imported<text:span text:style-name="T3"> into the old table. The result of this import is the newest table. <text:s/>In threepio.tabler.XTabler.</text:span>ModelTabler <text:span text:style-name="T3">there is a scan of the document for component definitions inside of the definition of the desired model, placing relevant information into a threepio.tabler.container.</text:span>TRComponent<text:span text:style-name="T3">. Once the table goes back to the </text:span>TablerController<text:span text:style-name="T3">, its components are inserted back into it, using the </text:span>insertComponents<text:span text:style-name="T3"> method (which actually returns a new table).</text:span></text:p>
      <text:p text:style-name="P7"/>
      <text:p text:style-name="P8">Section D4:<text:span text:style-name="T3"> </text:span>Profiles</text:p>
      <text:p text:style-name="P8"><text:soft-page-break/></text:p>
      <text:p text:style-name="P8"><text:tab/><text:span text:style-name="T3">Without special processing, the “Profile” items from BBF documents show up where they were </text:span><text:span text:style-name="T3">first seen in a document. <text:s/>Often, the profiles are not wanted in the table of parameters. <text:s/>Before </text:span>ModelTabler<text:span text:style-name="T3"> produces its final result table, it removes all profile objects, using </text:span>scrubProfiles(table)<text:span text:style-name="T3">. These profiles are available in the </text:span>ModelTable<text:span text:style-name="T3"> object that </text:span>ModelTabler<text:span text:style-name="T3"> returns, as another Table, ModelTable.</text:span>profiles<text:span text:style-name="T3">. The default functionality of </text:span>ModelTabler<text:span text:style-name="T3"> is to use the </text:span>printModelTable<text:span text:style-name="T3"> method to print the table, which provides a separate table of profiles, after the main parameter 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ff Houle</meta:initial-creator>
    <meta:creation-date>2009-07-06T19:12:06.53</meta:creation-date>
    <dc:date>2009-08-10T15:52:45.83</dc:date>
    <meta:editing-duration>PT06H23M27S</meta:editing-duration>
    <meta:editing-cycles>30</meta:editing-cycles>
    <meta:generator>OpenOffice.org/3.1$Win32 OpenOffice.org_project/310m11$Build-9399</meta:generator>
    <meta:document-statistic meta:table-count="0" meta:image-count="0" meta:object-count="0" meta:page-count="3" meta:paragraph-count="30" meta:word-count="924" meta:character-count="6188"/>
  </office:meta>
</office:document-meta>
</file>